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02925"/>
    </style:style>
    <style:style style:name="P2" style:family="paragraph" style:parent-style-name="Standard">
      <style:text-properties fo:font-weight="bold" style:font-weight-asian="bold" style:font-weight-complex="bold"/>
    </style:style>
    <style:style style:name="T1" style:family="text">
      <style:text-properties officeooo:rsid="00002925"/>
    </style:style>
    <style:style style:name="T2" style:family="text">
      <style:text-properties officeooo:rsid="00009868"/>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t : Assignment-1 (OSI model, different layers)</text:p>
      <text:p text:style-name="P2">Ethernet MAC assignment - 1</text:p>
      <text:p text:style-name="Standard"/>
      <text:p text:style-name="Standard"><text:span text:style-name="T2">1. </text:span>What is computer networking?</text:p>
      <text:p text:style-name="Standard"><text:span text:style-name="T2">2. </text:span>What does ISO stand for? What is the role of ISO in networking component development?</text:p>
      <text:p text:style-name="Standard"><text:span text:style-name="T2">3. </text:span>What is OSI model? Explain various layers in OSI model?</text:p>
      <text:p text:style-name="Standard"><text:span text:style-name="T2">4. </text:span>How OSI model layers are divided in to software and hardware specific layers?</text:p>
      <text:p text:style-name="Standard"><text:span text:style-name="T2">5. </text:span>Explain OSI model layers features involved in various stages of transfer using an example.</text:p>
      <text:p text:style-name="Standard"><text:span text:style-name="T2">6. </text:span>What are different types of connections used in computer networking?</text:p>
      <text:p text:style-name="Standard"><text:span text:style-name="T2">7. </text:span>List down various IEEE standards used for Ethernet related implementation.</text:p>
      <text:p text:style-name="Standard"><text:span text:style-name="T2">8. </text:span>List down features of Physical layer.</text:p>
      <text:p text:style-name="Standard"><text:span text:style-name="T2">9. </text:span>List down features of Data link layer.</text:p>
      <text:p text:style-name="Standard"><text:span text:style-name="T2">10. </text:span>What is the difference between Baseband and Broadband?</text:p>
      <text:p text:style-name="Standard"><text:span text:style-name="T2">11. </text:span>How does software layers of OSI model interface with hardware layer of OSI?</text:p>
      <text:p text:style-name="Standard"><text:span text:style-name="T2">12. </text:span>What all layers of OSI are implemented in Ethernet MAC?</text:p>
      <text:p text:style-name="Standard"><text:span text:style-name="T2">13. </text:span>List down features of Network layer.</text:p>
      <text:p text:style-name="Standard"><text:span text:style-name="T2">14. </text:span>List down features of Transport layer.</text:p>
      <text:p text:style-name="Standard"><text:span text:style-name="T2">15. </text:span>List down features of Session layer.</text:p>
      <text:p text:style-name="Standard"><text:span text:style-name="T2">16. </text:span>List down features of Presentation layer.</text:p>
      <text:p text:style-name="Standard"><text:span text:style-name="T2">17. </text:span>List down features of Application layer.</text:p>
      <text:p text:style-name="Standard"><text:span text:style-name="T2">18. </text:span>What are the various topologies used in computer networking.</text:p>
      <text:p text:style-name="Standard"><text:span text:style-name="T2">19. </text:span>What are the various types of Ethernet network elements?</text:p>
      <text:p text:style-name="Standard"><text:span text:style-name="T2">20. </text:span>How Ethernet protocol is different from PCIe protocol?</text:p>
      <text:p text:style-name="Standard">Unit : Assignment-2 (IEEE 802 standard)</text:p>
      <text:p text:style-name="Standard"><text:span text:style-name="T3">ASGN-2 (IEEE 802)</text:span></text:p>
      <text:p text:style-name="Standard"><text:span text:style-name="T2">1. </text:span>What does IEEE 802 standard refers to?</text:p>
      <text:p text:style-name="Standard"><text:span text:style-name="T2">2. </text:span>List down all standards that are part of IEEE 802?</text:p>
      <text:p text:style-name="Standard"><text:span text:style-name="T2">3. </text:span>Which of them are currently actively used.</text:p>
      <text:p text:style-name="Standard"><text:span text:style-name="T2">4. </text:span>Which layers of OSI does IEEE 802 standard is implemented in to?</text:p>
      <text:p text:style-name="Standard"><text:span text:style-name="T2">5. </text:span>What is the difference between MAC address and IP address?</text:p>
      <text:p text:style-name="Standard"><text:span text:style-name="T2">6. </text:span>What is the difference between IPv4 and IPv6?</text:p>
      <text:p text:style-name="Standard"><text:span text:style-name="T2">7. </text:span>Inside of LAN which address is used for routing?</text:p>
      <text:p text:style-name="Standard"><text:span text:style-name="T2">8. </text:span>Between networks which address is used for routing?</text:p>
      <text:p text:style-name="Standard"><text:span text:style-name="T2">9. </text:span>What is difference between Frame and packet? Where are they used?</text:p>
      <text:p text:style-name="Standard"><text:span text:style-name="T2">10. </text:span>What is difference between switch and router?</text:p>
      <text:p text:style-name="Standard"><text:span text:style-name="T2">11. </text:span>What is the need for repeater in Ethernet topology?</text:p>
      <text:p text:style-name="Standard"><text:span text:style-name="T2">12. </text:span>What is Data terminal equipment? List down some examples.</text:p>
      <text:p text:style-name="Standard"><text:span text:style-name="T2">13. </text:span>What is Data communication equipment? List down some examples.</text:p>
      <text:p text:style-name="Standard"><text:span text:style-name="T2">14. </text:span>List down all the layers or elements involved in the hierarchy of MAC starting from MAC client till MDI.</text:p>
      <text:p text:style-name="Standard"><text:span text:style-name="T2">15. </text:span>Explain the structure of Ethernet Frame.</text:p>
      <text:p text:style-name="Standard"><text:span text:style-name="T2">16. </text:span>Explain the structure of IPv4 and IPv6 packets.</text:p>
      <text:p text:style-name="Standard"><text:span text:style-name="T2">17. </text:span>Explain detailed flow involved in a user raising a query on website and data getting fetched and loaded on the browser. How Ethernet is involved in this entire flow.</text:p>
      <text:p text:style-name="Standard"/>
      <text:p text:style-name="P2"/>
      <text:p text:style-name="P2"/>
      <text:p text:style-name="P2">Unit : AXI INTERVIEW NOTES</text:p>
      <text:p text:style-name="Standard"><text:s text:c="4"/>- AXI3.0 Verification IP Development and validation using AXI slave VIP</text:p>
      <text:p text:style-name="Standard"><text:s text:c="8"/>o Description: what is AXI VIP?</text:p>
      <text:p text:style-name="Standard"><text:s text:c="12"/>- As part of this, I have developed master and slave VIP for AXI3.0 protocol. I have validated master VIP using slave VIP. VIP refers to Verification IP, used in setting up testbench <text:soft-page-break/>wherever we have AXI interface. AXI VIP has various componenents BFM, Generator to mimick the AXI design interface behavior. It has monitor to monitor the AXI interface transaction and pass the txs to upper layers. I was responsbile for developing AXI BFM, Monitor and coverage model.</text:p>
      <text:p text:style-name="Standard"><text:s text:c="8"/>o How it was developed?</text:p>
      <text:p text:style-name="Standard"><text:s text:c="12"/>- It was developed using SV. It has an env class, which instantiates sub components like BFM, Generator, Monitor and coverage</text:p>
      <text:p text:style-name="Standard"><text:s text:c="12"/>- Tx class developed to accommodate the AXI transaction phases</text:p>
      <text:p text:style-name="Standard"><text:s text:c="8"/>o where it is used?</text:p>
      <text:p text:style-name="Standard"><text:s text:c="12"/>- We validated it using slave VIP. it can be used in any verification wehre we need to mimick teh AXI interface beahvior</text:p>
      <text:p text:style-name="Standard"><text:s text:c="12"/>- AXI VIP also has passive behavior, where we can only use it as a monitor and coverage block by masking BFM and generator</text:p>
      <text:p text:style-name="Standard">class axi_env;</text:p>
      <text:p text:style-name="Standard">bit is_active_passive;</text:p>
      <text:p text:style-name="Standard">function new(bit is_active_passive);</text:p>
      <text:p text:style-name="Standard"><text:s text:c="4"/>mon = new();</text:p>
      <text:p text:style-name="Standard"><text:s text:c="4"/>cov = new();</text:p>
      <text:p text:style-name="Standard">if (is_active_passive == 1) begin</text:p>
      <text:p text:style-name="Standard"><text:s text:c="4"/>bfm = new();</text:p>
      <text:p text:style-name="Standard"><text:s text:c="4"/>gen = new();</text:p>
      <text:p text:style-name="Standard">end</text:p>
      <text:p text:style-name="Standard">endfunction</text:p>
      <text:p text:style-name="Standard">endclass</text:p>
      <text:p text:style-name="Standard"><text:s text:c="4"/>- how AXI VIP architecture looks like?</text:p>
      <text:p text:style-name="Standard"><text:s text:c="4"/>- what all scenarios are developed?</text:p>
      <text:p text:style-name="Standard"><text:s text:c="8"/>note, we are not verifyinf any design in this case. We are only making sure that, VIP supports all the features that AXI protocol is supposed to. Our tests are targeted towards generating txs for these features and making sure AXI SLave responds to those txs as expected. <text:s/></text:p>
      <text:p text:style-name="Standard">3. AXI protocol and AXI VIP complex aspects</text:p>
      <text:p text:style-name="Standard"><text:s text:c="4"/>- what is out of order tx?</text:p>
      <text:p text:style-name="Standard"><text:s text:c="4"/>- what is overlapping tx?</text:p>
      <text:p text:style-name="Standard"><text:s text:c="4"/>- what is interleaved tx?</text:p>
      <text:p text:style-name="Standard"><text:s text:c="4"/>- what is wrap tx?</text:p>
      <text:p text:style-name="Standard"><text:s text:c="4"/>- what is cacheble tx?</text:p>
      <text:p text:style-name="Standard"><text:s text:c="8"/>o RA=1</text:p>
      <text:p text:style-name="Standard"><text:s text:c="12"/>o Allocate element in Cache only when read txs are performed to the cacheble locations</text:p>
      <text:p text:style-name="Standard"><text:s text:c="8"/>o WA=1</text:p>
      <text:p text:style-name="Standard"><text:s text:c="12"/>o Allocate element in Cache only when write txs are performed to the cacheble locations</text:p>
      <text:p text:style-name="Standard"><text:s text:c="4"/>- what is bufferable tx?</text:p>
      <text:p text:style-name="Standard"><text:s text:c="8"/>o interconnect needs to be updated, it probably needs some memory/registers to store the tx attributes</text:p>
      <text:p text:style-name="Standard"><text:s text:c="4"/>- what is aligned tx?</text:p>
      <text:p text:style-name="Standard"><text:s text:c="8"/>o </text:p>
      <text:p text:style-name="Standard"><text:s text:c="4"/>- how do we handle different masters generating same ID tx?</text:p>
      <text:p text:style-name="Standard"><text:s text:c="8"/>o Interconnect adds master specific ID</text:p>
      <text:p text:style-name="Standard"><text:s text:c="4"/>- Why AXI has 4KB memory boundary limitation?</text:p>
      <text:p text:style-name="Standard"><text:s text:c="4"/>- what is locked and exclusive transfer?</text:p>
      <text:p text:style-name="Standard">CODING:</text:p>
      <text:p text:style-name="Standard"><text:s text:c="4"/>- what updates are required in VIP code to implmement above features?</text:p>
      <text:p text:style-name="Standard"><text:s text:c="4"/>- out of order tx implementation?</text:p>
      <text:p text:style-name="Standard"><text:s text:c="8"/>o both master BFM and slave BFM needs to be updated</text:p>
      <text:p text:style-name="Standard"><text:s text:c="8"/>o requests happening in one order, respones happening in different order relative request order</text:p>
      <text:p text:style-name="Standard"><text:soft-page-break/><text:s text:c="4"/>- what is overlapping tx?</text:p>
      <text:p text:style-name="Standard"><text:s text:c="8"/>o only master_BFM update is sufficient. Fork, join_none, with some delay after join_none</text:p>
      <text:p text:style-name="Standard"><text:s text:c="4"/>- what is wrap tx?</text:p>
      <text:p text:style-name="Standard"><text:s text:c="8"/>o master BFM?</text:p>
      <text:p text:style-name="Standard"><text:s text:c="12"/>- nothing</text:p>
      <text:p text:style-name="Standard"><text:s text:c="8"/>o slave BFM?</text:p>
      <text:p text:style-name="Standard">- it has to keep updating the last accessed address and whenever it reaches wrap upper boundary, set the address to lower boundary</text:p>
      <text:p text:style-name="P2">Unit : AXI interview questi</text:p>
      <text:p text:style-name="Standard"><text:span text:style-name="T1">1. </text:span>Draw AXI Design architecture with 3 Master, 1 Interconnect and 4 slaves</text:p>
      <text:p text:style-name="Standard"><text:span text:style-name="T1">2. </text:span>How AXI is different from AHB, APB</text:p>
      <text:p text:style-name="Standard"><text:s text:c="14"/><text:span text:style-name="T1">1. </text:span>Write 5 important differences</text:p>
      <text:p text:style-name="Standard"><text:span text:style-name="T1">3. </text:span>Explain handshaking in AXI Protocol</text:p>
      <text:p text:style-name="Standard"><text:span text:style-name="T1">4. </text:span>Different phases in AXI Write transaction</text:p>
      <text:p text:style-name="Standard"><text:span text:style-name="T1">5. </text:span>Different phases in AXI Read transaction</text:p>
      <text:p text:style-name="Standard"><text:span text:style-name="T1">6. </text:span>Using above diagram explain (3 master, 4 slaves and an interconnect)</text:p>
      <text:p text:style-name="Standard"><text:s/><text:tab/><text:span text:style-name="T1">1.</text:span>difference between Normal, Exclusive and Locked transfers</text:p>
      <text:p text:style-name="P1"><text:tab/><text:span text:style-name="T1">2.</text:span>difference between Out-of-order, interleaved, overlapping transactions.</text:p>
      <text:p text:style-name="Standard"><text:tab/><text:span text:style-name="T1">3.</text:span>difference between cacheble, bufferable transactions</text:p>
      <text:p text:style-name="Standard"><text:tab/><text:span text:style-name="T1">4.</text:span>difference between burst transaction and single transaction</text:p>
      <text:p text:style-name="Standard"><text:tab/><text:span text:style-name="T1">5.</text:span>difference between normal, privileged and secure transactions</text:p>
      <text:p text:style-name="Standard"><text:span text:style-name="T1">7. </text:span>AXI interconnect with 3 masters connected and two of them doing transfers with same ID to the same slave, how interconnect makes sure that response from the slave is routed to correct master?</text:p>
      <text:p text:style-name="Standard"><text:span text:style-name="T1">8. </text:span>For below requirement, draw timing diagram</text:p>
      <text:p text:style-name="Standard"><text:tab/><text:span text:style-name="T1">1.</text:span>AWADDR = 16’h1000, AWLEN=5, AWSIZE=2, AWBURST=INCR</text:p>
      <text:p text:style-name="P1"><text:tab/><text:span text:style-name="T1">2.</text:span>AWADDR = 16’h1000, AWLEN=5, AWSIZE=2, AWBURST=WRAP</text:p>
      <text:p text:style-name="Standard"><text:tab/><text:span text:style-name="T1">3.</text:span>AWADDR = 16’h1003, AWLEN=5, AWSIZE=2, AWBURST=WRAP</text:p>
      <text:p text:style-name="Standard"><text:tab/><text:span text:style-name="T1">4.</text:span>AWADDR = 16’h1007, AWLEN=5, AWSIZE=2, AWBURST=INCR</text:p>
      <text:p text:style-name="Standard"><text:span text:style-name="T1">9. </text:span>Explain difference between aligned and unaligned transfers using memory mapping diagram</text:p>
      <text:p text:style-name="Standard"><text:span text:style-name="T1">10. </text:span>Explain significance of Strobe in AXI Write channel</text:p>
      <text:p text:style-name="Standard"><text:span text:style-name="T1">11. </text:span>Explain why we need wlast and rlast when burst len is already indicating number of transfers</text:p>
      <text:p text:style-name="P1"><text:span text:style-name="T1">12. </text:span>For above txs in #7, write which all locations in memory are accessed</text:p>
      <text:p text:style-name="Standard"><text:span text:style-name="T1">13. </text:span>Explain 5 different channels in AXI</text:p>
      <text:p text:style-name="Standard"><text:span text:style-name="T1">14. </text:span>What is the significance of ID in each channel, how it helps with out-of-order, overlapping, interleaved transfers?</text:p>
      <text:p text:style-name="Standard"><text:span text:style-name="T1">15. </text:span>Explain difference between SLVERR and DECERR response</text:p>
      <text:p text:style-name="Standard"><text:span text:style-name="T1">16. </text:span>List down various features AXI protocol supports</text:p>
      <text:p text:style-name="Standard"><text:tab/><text:span text:style-name="T1">1.</text:span>Burst</text:p>
      <text:p text:style-name="Standard"><text:tab/><text:span text:style-name="T1">2.</text:span>Out of order, overlapping, interleaved</text:p>
      <text:p text:style-name="Standard"><text:span text:style-name="T1">17. </text:span>Explain big endian and little-endian transactions with an example</text:p>
      <text:p text:style-name="P2">Difficult Questions:</text:p>
      <text:p text:style-name="Standard"><text:span text:style-name="T1">18. </text:span>Explain AXI Dead lock</text:p>
      <text:p text:style-name="Standard"><text:span text:style-name="T1">19. </text:span>How AXI interconnect handles multiple master performing writes to same slave using AWID</text:p>
      <text:p text:style-name="Standard"><text:tab/><text:span text:style-name="T1">1.</text:span>How to it ensure that response is routed to the correct master</text:p>
      <text:p text:style-name="Standard"><text:span text:style-name="T1">20. </text:span>During read transaction, if AXI Slave issues error response for a transaction, does it require to stop the transaction immediate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04T08:34:03.687314589</meta:creation-date>
    <dc:date>2023-09-04T08:49:33.495148939</dc:date>
    <meta:editing-duration>PT5M9S</meta:editing-duration>
    <meta:editing-cycles>1</meta:editing-cycles>
    <meta:document-statistic meta:table-count="0" meta:image-count="0" meta:object-count="0" meta:page-count="3" meta:paragraph-count="130" meta:word-count="1238" meta:character-count="7677" meta:non-whitespace-character-count="6247"/>
    <meta:generator>LibreOffice/6.0.7.3$Linux_X86_64 LibreOffice_project/00m0$Build-3</meta:generator>
  </office:meta>
</office:document-meta>
</file>